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1e0d9c" officeooo:paragraph-rsid="001e0d9c"/>
    </style:style>
    <style:style style:name="P2" style:family="paragraph" style:parent-style-name="Standard">
      <style:text-properties officeooo:rsid="00215e55" officeooo:paragraph-rsid="00215e55"/>
    </style:style>
    <style:style style:name="P3" style:family="paragraph" style:parent-style-name="Standard">
      <style:text-properties officeooo:rsid="0021e673" officeooo:paragraph-rsid="0021e673"/>
    </style:style>
    <style:style style:name="P4" style:family="paragraph" style:parent-style-name="Standard" style:list-style-name="L1">
      <style:text-properties officeooo:rsid="001e0d9c" officeooo:paragraph-rsid="001e0d9c"/>
    </style:style>
    <style:style style:name="P5" style:family="paragraph" style:parent-style-name="Standard" style:list-style-name="L5">
      <style:text-properties officeooo:rsid="001e0d9c" officeooo:paragraph-rsid="001e0d9c"/>
    </style:style>
    <style:style style:name="P6" style:family="paragraph" style:parent-style-name="Standard">
      <style:text-properties officeooo:rsid="001e0d9c" officeooo:paragraph-rsid="001e0d9c"/>
    </style:style>
    <style:style style:name="P7" style:family="paragraph" style:parent-style-name="Standard">
      <style:text-properties officeooo:rsid="001e0d9c" officeooo:paragraph-rsid="0028985d"/>
    </style:style>
    <style:style style:name="P8" style:family="paragraph" style:parent-style-name="Standard" style:list-style-name="L1">
      <style:text-properties officeooo:rsid="00203398" officeooo:paragraph-rsid="00203398"/>
    </style:style>
    <style:style style:name="P9" style:family="paragraph" style:parent-style-name="Standard" style:list-style-name="L2">
      <style:text-properties officeooo:rsid="00203398" officeooo:paragraph-rsid="00203398"/>
    </style:style>
    <style:style style:name="P10" style:family="paragraph" style:parent-style-name="Standard" style:list-style-name="L5">
      <style:text-properties officeooo:rsid="00203398" officeooo:paragraph-rsid="00203398"/>
    </style:style>
    <style:style style:name="P11" style:family="paragraph" style:parent-style-name="Standard" style:list-style-name="L6">
      <style:text-properties officeooo:rsid="00203398" officeooo:paragraph-rsid="00203398"/>
    </style:style>
    <style:style style:name="P12" style:family="paragraph" style:parent-style-name="Standard" style:list-style-name="L2">
      <style:text-properties officeooo:rsid="00215e55" officeooo:paragraph-rsid="00215e55"/>
    </style:style>
    <style:style style:name="P13" style:family="paragraph" style:parent-style-name="Standard" style:list-style-name="L3">
      <style:text-properties officeooo:rsid="00215e55" officeooo:paragraph-rsid="00215e55"/>
    </style:style>
    <style:style style:name="P14" style:family="paragraph" style:parent-style-name="Standard" style:list-style-name="L4">
      <style:text-properties officeooo:rsid="00215e55" officeooo:paragraph-rsid="00215e55"/>
    </style:style>
    <style:style style:name="P15" style:family="paragraph" style:parent-style-name="Standard" style:list-style-name="L5">
      <style:text-properties officeooo:rsid="00215e55" officeooo:paragraph-rsid="00215e55"/>
    </style:style>
    <style:style style:name="P16" style:family="paragraph" style:parent-style-name="Standard" style:list-style-name="L6">
      <style:text-properties officeooo:rsid="00215e55" officeooo:paragraph-rsid="00215e55"/>
    </style:style>
    <style:style style:name="P17" style:family="paragraph" style:parent-style-name="Standard" style:list-style-name="L7">
      <style:text-properties officeooo:rsid="00215e55" officeooo:paragraph-rsid="00215e55"/>
    </style:style>
    <style:style style:name="P18" style:family="paragraph" style:parent-style-name="Standard" style:list-style-name="L5">
      <style:text-properties officeooo:rsid="0026ac97" officeooo:paragraph-rsid="0026ac97"/>
    </style:style>
    <style:style style:name="P19" style:family="paragraph" style:parent-style-name="Standard" style:list-style-name="L6">
      <style:text-properties officeooo:rsid="0026ac97" officeooo:paragraph-rsid="0026ac97"/>
    </style:style>
    <style:style style:name="P20" style:family="paragraph" style:parent-style-name="Standard" style:list-style-name="L7">
      <style:text-properties officeooo:rsid="0021e673" officeooo:paragraph-rsid="0021e673"/>
    </style:style>
    <style:style style:name="P21" style:family="paragraph" style:parent-style-name="Standard" style:list-style-name="L8">
      <style:text-properties officeooo:rsid="0021e673" officeooo:paragraph-rsid="0021e673"/>
    </style:style>
    <style:style style:name="P22" style:family="paragraph" style:parent-style-name="Standard" style:list-style-name="L8">
      <style:text-properties officeooo:rsid="00239f0d" officeooo:paragraph-rsid="00239f0d"/>
    </style:style>
    <style:style style:name="P23" style:family="paragraph" style:parent-style-name="Standard">
      <style:text-properties officeooo:rsid="0028985d" officeooo:paragraph-rsid="0028985d"/>
    </style:style>
    <style:style style:name="P24" style:family="paragraph" style:parent-style-name="Standard">
      <style:text-properties fo:font-size="12pt" officeooo:rsid="001e0d9c" officeooo:paragraph-rsid="0028985d" style:font-size-asian="12pt" style:font-size-complex="12pt"/>
    </style:style>
    <style:style style:name="P25" style:family="paragraph" style:parent-style-name="Standard">
      <style:text-properties officeooo:paragraph-rsid="0029759b"/>
    </style:style>
    <style:style style:name="T1" style:family="text">
      <style:text-properties officeooo:rsid="00203398"/>
    </style:style>
    <style:style style:name="T2" style:family="text">
      <style:text-properties officeooo:rsid="00215e55"/>
    </style:style>
    <style:style style:name="T3" style:family="text">
      <style:text-properties officeooo:rsid="0021e67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8985d"/>
    </style:style>
    <style:style style:name="T7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Times New Roman" fo:letter-spacing="normal" fo:font-style="normal" fo:font-weight="normal" officeooo:rsid="0028985d"/>
    </style:style>
    <style:style style:name="T9" style:family="text">
      <style:text-properties officeooo:rsid="0029759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BREAFING SECLIMP:</text:p>
      <text:p text:style-name="P23"/>
      <text:p text:style-name="P23"/>
      <text:p text:style-name="P23">Aluno: Jordão Marques</text:p>
      <text:p text:style-name="P1"/>
      <text:p text:style-name="P23"/>
      <text:p text:style-name="P23"><text:span text:style-name="T4">EMPRESA</text:span>: SecLimp – higienização de estofados</text:p>
      <text:p text:style-name="P23">Cliente: Pessoa jurídica</text:p>
      <text:p text:style-name="P23"/>
      <text:p text:style-name="P23"><text:span text:style-name="T4">Missão</text:span>: Limpeza de estofados.</text:p>
      <text:p text:style-name="P23"/>
      <text:p text:style-name="P23"><text:span text:style-name="T4">Objetivo:</text:span> Oferecer bem-está ao ambiente. Livrando o ambiente de sujidade comuns ao o uso de estofados.</text:p>
      <text:p text:style-name="P1"/>
      <text:p text:style-name="P7"><text:span text:style-name="T5">Público Alvo ou StakeHolders</text:span></text:p>
      <text:p text:style-name="P7"><text:span text:style-name="T5"/></text:p>
      <text:p text:style-name="P24"><text:span text:style-name="T7">Seu público-alvo é bem abrangente, atendendo tanto pessoas físicas quanto jurídicas. </text:span><text:span text:style-name="T8">Visto que o serviço envolve limpeza de estofados como poltronas, sofás, casdeira de jantar ,etc.</text:span><text:span text:style-name="T7"> </text:span></text:p>
      <text:p text:style-name="P7"/>
      <text:p text:style-name="P23">Persona a ser alcançada:</text:p>
      <text:p text:style-name="P23"/>
      <text:list xml:id="list142572611" text:style-name="L1">
        <text:list-item>
          <text:p text:style-name="P4">Homens e mulheres</text:p>
        </text:list-item>
        <text:list-item>
          <text:p text:style-name="P8">De 18 - 45</text:p>
        </text:list-item>
        <text:list-item>
          <text:p text:style-name="P8">Classe média <text:span text:style-name="T2">e</text:span> alta</text:p>
        </text:list-item>
        <text:list-item>
          <text:p text:style-name="P8"/>
        </text:list-item>
      </text:list>
      <text:p text:style-name="P1"/>
      <text:p text:style-name="P1">Concorrente:</text:p>
      <text:p text:style-name="P1"/>
      <text:p text:style-name="P1"/>
      <text:p text:style-name="P1">Epsolutio clean: </text:p>
      <text:p text:style-name="P25"><text:span text:style-name="T9">Site: “epsolutionclean.com.br”</text:span> </text:p>
      <text:p text:style-name="P25"/>
      <text:list xml:id="list3053434805" text:style-name="L2">
        <text:list-item>
          <text:p text:style-name="P9">O concorrente usam o Google para divulgação</text:p>
        </text:list-item>
        <text:list-item>
          <text:p text:style-name="P12">A fragilidade de um de<text:span text:style-name="T3">sses</text:span> é o uso errado de divulgação.</text:p>
        </text:list-item>
      </text:list>
      <text:list xml:id="list3143891841" text:style-name="L3">
        <text:list-item>
          <text:list>
            <text:list-item>
              <text:p text:style-name="P13">Divulga em locais onde não atende.</text:p>
            </text:list-item>
          </text:list>
        </text:list-item>
      </text:list>
      <text:list xml:id="list3448798171" text:style-name="L4">
        <text:list-item>
          <text:p text:style-name="P14"/>
        </text:list-item>
      </text:list>
      <text:p text:style-name="P1"/>
      <text:p text:style-name="P1"><text:span text:style-name="T1">O</text:span>bjetivo:</text:p>
      <text:p text:style-name="P1"/>
      <text:list xml:id="list4241495452" text:style-name="L5">
        <text:list-item>
          <text:p text:style-name="P5">Oferecer limpeza de estofados <text:span text:style-name="T1">residenciais, automotivos e náuticos</text:span></text:p>
        </text:list-item>
        <text:list-item>
          <text:p text:style-name="P5">Proteção de saúde</text:p>
        </text:list-item>
        <text:list-item>
          <text:p text:style-name="P10">Divulgar <text:span text:style-name="T2">os benefícios para</text:span> a saúde</text:p>
        </text:list-item>
        <text:list-item>
          <text:p text:style-name="P15">Intensificar o fechamento de orçamento </text:p>
        </text:list-item>
        <text:list-item>
          <text:p text:style-name="P15">Divulgar a marca</text:p>
        </text:list-item>
        <text:list-item>
          <text:p text:style-name="P18">Desenvolvimento de curso e mentoria</text:p>
        </text:list-item>
      </text:list>
      <text:p text:style-name="P1"/>
      <text:p text:style-name="P1"/>
      <text:p text:style-name="P1">Histórico da empresa:</text:p>
      <text:p text:style-name="P1"/>
      <text:list xml:id="list1243862457" text:style-name="L6">
        <text:list-item>
          <text:p text:style-name="P11"><text:span text:style-name="T2">E</text:span>mpresa tem 5 anos</text:p>
        </text:list-item>
        <text:list-item>
          <text:p text:style-name="P16">Atende em toda região costa verde</text:p>
        </text:list-item>
        <text:list-item>
          <text:p text:style-name="P19"><text:soft-page-break/>Microempresa</text:p>
        </text:list-item>
        <text:list-item>
          <text:p text:style-name="P19">CNPJ: …</text:p>
        </text:list-item>
        <text:list-item>
          <text:p text:style-name="P19">Nome fantasia: Seclimp</text:p>
        </text:list-item>
      </text:list>
      <text:p text:style-name="P2"/>
      <text:p text:style-name="P2">Objetivo da verba disponível:</text:p>
      <text:p text:style-name="P2"/>
      <text:list xml:id="list2853282338" text:style-name="L7">
        <text:list-item>
          <text:p text:style-name="P17">Fundo de propaganda </text:p>
        </text:list-item>
        <text:list-item>
          <text:p text:style-name="P17">Compra de produtos</text:p>
        </text:list-item>
        <text:list-item>
          <text:p text:style-name="P17">Material de divulgação impresso </text:p>
        </text:list-item>
        <text:list-item>
          <text:p text:style-name="P20">Ideia de orçamento: R$ ...</text:p>
        </text:list-item>
      </text:list>
      <text:p text:style-name="P2"/>
      <text:p text:style-name="P3">Cronograma do projeto:</text:p>
      <text:p text:style-name="P3"/>
      <text:list xml:id="list2569303642" text:style-name="L8">
        <text:list-item>
          <text:p text:style-name="P21">90 dias para está pronto</text:p>
        </text:list-item>
        <text:list-item>
          <text:p text:style-name="P21">Etapas urgente: Divulgação de site nas redes sociais</text:p>
        </text:list-item>
        <text:list-item>
          <text:p text:style-name="P22">Tempo para cada etapa: …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11:50:10.071000000</meta:creation-date>
    <dc:date>2022-08-15T12:14:01.698000000</dc:date>
    <meta:editing-duration>PT2H54M17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2" meta:word-count="223" meta:character-count="1314" meta:non-whitespace-character-count="1150"/>
  </office:meta>
</office:document-meta>
</file>